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  <style:style style:name="ce2" style:family="table-cell" style:parent-style-name="Default" style:data-style-name="N10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it" fo:country="I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pendolo1</text:p>
          </table:table-cell>
          <table:table-cell table:style-name="Default" office:value-type="string">
            <text:p>differenze</text:p>
          </table:table-cell>
          <table:table-cell table:style-name="Default" office:value-type="string">
            <text:p>rapporto</text:p>
          </table:table-cell>
          <table:table-cell table:style-name="Default"/>
          <table:table-cell table:style-name="Default" office:value-type="string">
            <text:p>pendolo2</text:p>
          </table:table-cell>
          <table:table-cell table:style-name="Default" office:value-type="string">
            <text:p>differenze</text:p>
          </table:table-cell>
          <table:table-cell table:style-name="Default" office:value-type="string">
            <text:p>rapporti</text:p>
          </table:table-cell>
          <table:table-cell table:style-name="Default"/>
          <table:table-cell table:style-name="Default" office:value-type="string">
            <text:p>pendolo3</text:p>
          </table:table-cell>
          <table:table-cell table:style-name="Default" office:value-type="string">
            <text:p>differenze</text:p>
          </table:table-cell>
          <table:table-cell table:style-name="Default" office:value-type="string">
            <text:p>rapporti</text:p>
          </table:table-cell>
          <table:table-cell table:number-columns-repeated="4"/>
        </table:table-row>
        <table:table-row table:style-name="ro1">
          <table:table-cell office:value-type="float" office:value="0.106049">
            <text:p>0,1060</text:p>
          </table:table-cell>
          <table:table-cell table:number-columns-repeated="3"/>
          <table:table-cell office:value-type="float" office:value="0.053101">
            <text:p>0,0531</text:p>
          </table:table-cell>
          <table:table-cell table:number-columns-repeated="3"/>
          <table:table-cell office:value-type="float" office:value="0">
            <text:p>0,00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318298">
            <text:p>0,3183</text:p>
          </table:table-cell>
          <table:table-cell table:formula="oooc:=[.A3]-[.A2]" office:value-type="float" office:value="0.212249">
            <text:p>0,2122</text:p>
          </table:table-cell>
          <table:table-cell table:style-name="ce2" table:formula="oooc:=[.A3]/[.A2]" office:value-type="float" office:value="3.00142387009778">
            <text:p>3,0</text:p>
          </table:table-cell>
          <table:table-cell/>
          <table:table-cell office:value-type="float" office:value="0.106049">
            <text:p>0,1060</text:p>
          </table:table-cell>
          <table:table-cell table:formula="oooc:=[.E3]-[.E2]" office:value-type="float" office:value="0.052948">
            <text:p>0,0529</text:p>
          </table:table-cell>
          <table:table-cell table:style-name="ce2" table:formula="oooc:=[.E3]/[.E2]" office:value-type="float" office:value="1.9971186983296">
            <text:p>2,0</text:p>
          </table:table-cell>
          <table:table-cell/>
          <table:table-cell office:value-type="float" office:value="0.02655">
            <text:p>0,0266</text:p>
          </table:table-cell>
          <table:table-cell table:formula="oooc:=[.I3]-[.I2]" office:value-type="float" office:value="0.02655">
            <text:p>0,0266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0.530548">
            <text:p>0,5305</text:p>
          </table:table-cell>
          <table:table-cell table:formula="oooc:=[.A4]-[.A3]" office:value-type="float" office:value="0.21225">
            <text:p>0,2123</text:p>
          </table:table-cell>
          <table:table-cell table:style-name="ce2" table:formula="oooc:=[.A4]/[.A2]" office:value-type="float" office:value="5.00285716979887">
            <text:p>5,0</text:p>
          </table:table-cell>
          <table:table-cell/>
          <table:table-cell office:value-type="float" office:value="0.154149">
            <text:p>0,1541</text:p>
          </table:table-cell>
          <table:table-cell table:formula="oooc:=[.E4]-[.E3]" office:value-type="float" office:value="0.0481">
            <text:p>0,0481</text:p>
          </table:table-cell>
          <table:table-cell table:style-name="ce2" table:formula="oooc:=[.E4]/[.E2]" office:value-type="float" office:value="2.90293968098529">
            <text:p>2,9</text:p>
          </table:table-cell>
          <table:table-cell/>
          <table:table-cell office:value-type="float" office:value="0.053101">
            <text:p>0,0531</text:p>
          </table:table-cell>
          <table:table-cell table:formula="oooc:=[.I4]-[.I3]" office:value-type="float" office:value="0.026551">
            <text:p>0,0266</text:p>
          </table:table-cell>
          <table:table-cell table:formula="oooc:=[.I4]/[.I3]" office:value-type="float" office:value="2.00003766478343">
            <text:p>2,0</text:p>
          </table:table-cell>
          <table:table-cell table:number-columns-repeated="4"/>
        </table:table-row>
        <table:table-row table:style-name="ro1">
          <table:table-cell office:value-type="float" office:value="0.742798">
            <text:p>0,7428</text:p>
          </table:table-cell>
          <table:table-cell table:formula="oooc:=[.A5]-[.A4]" office:value-type="float" office:value="0.21225">
            <text:p>0,2123</text:p>
          </table:table-cell>
          <table:table-cell table:style-name="ce2" table:formula="oooc:=[.A5]/[.A2]" office:value-type="float" office:value="7.00429046949995">
            <text:p>7,0</text:p>
          </table:table-cell>
          <table:table-cell/>
          <table:table-cell office:value-type="float" office:value="0.21225">
            <text:p>0,2123</text:p>
          </table:table-cell>
          <table:table-cell table:formula="oooc:=[.E5]-[.E4]" office:value-type="float" office:value="0.058101">
            <text:p>0,0581</text:p>
          </table:table-cell>
          <table:table-cell table:style-name="ce2" table:formula="oooc:=[.E5]/[.E2]" office:value-type="float" office:value="3.99709986629254">
            <text:p>4,0</text:p>
          </table:table-cell>
          <table:table-cell/>
          <table:table-cell office:value-type="float" office:value="0.079651">
            <text:p>0,0797</text:p>
          </table:table-cell>
          <table:table-cell table:formula="oooc:=[.I5]-[.I4]" office:value-type="float" office:value="0.02655">
            <text:p>0,0266</text:p>
          </table:table-cell>
          <table:table-cell table:formula="oooc:=[.I5]/[.I3]" office:value-type="float" office:value="3.00003766478343">
            <text:p>3,0</text:p>
          </table:table-cell>
          <table:table-cell table:number-columns-repeated="4"/>
        </table:table-row>
        <table:table-row table:style-name="ro1">
          <table:table-cell/>
          <table:table-cell table:formula="oooc:=AVERAGE([.B3:.B5])" office:value-type="float" office:value="0.212249666666667">
            <text:p>0,2122</text:p>
          </table:table-cell>
          <table:table-cell table:style-name="ce2"/>
          <table:table-cell/>
          <table:table-cell office:value-type="float" office:value="0.265198">
            <text:p>0,2652</text:p>
          </table:table-cell>
          <table:table-cell table:formula="oooc:=[.E6]-[.E5]" office:value-type="float" office:value="0.052948">
            <text:p>0,0529</text:p>
          </table:table-cell>
          <table:table-cell table:style-name="ce2" table:formula="oooc:=[.E6]/[.E2]" office:value-type="float" office:value="4.99421856462214">
            <text:p>5,0</text:p>
          </table:table-cell>
          <table:table-cell/>
          <table:table-cell office:value-type="float" office:value="0.106049">
            <text:p>0,1060</text:p>
          </table:table-cell>
          <table:table-cell table:formula="oooc:=[.I6]-[.I5]" office:value-type="float" office:value="0.026398">
            <text:p>0,0264</text:p>
          </table:table-cell>
          <table:table-cell table:formula="oooc:=[.I6]/[.I3]" office:value-type="float" office:value="3.99431261770245">
            <text:p>4,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18298">
            <text:p>0,3183</text:p>
          </table:table-cell>
          <table:table-cell table:formula="oooc:=[.E7]-[.E6]" office:value-type="float" office:value="0.0531">
            <text:p>0,0531</text:p>
          </table:table-cell>
          <table:table-cell table:style-name="ce2" table:formula="oooc:=[.E7]/[.E2]" office:value-type="float" office:value="5.99419973258507">
            <text:p>6,0</text:p>
          </table:table-cell>
          <table:table-cell/>
          <table:table-cell office:value-type="float" office:value="0.132599">
            <text:p>0,1326</text:p>
          </table:table-cell>
          <table:table-cell table:formula="oooc:=[.I7]-[.I6]" office:value-type="float" office:value="0.02655">
            <text:p>0,0266</text:p>
          </table:table-cell>
          <table:table-cell table:formula="oooc:=[.I7]/[.I3]" office:value-type="float" office:value="4.99431261770245">
            <text:p>5,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71399">
            <text:p>0,3714</text:p>
          </table:table-cell>
          <table:table-cell table:formula="oooc:=[.E8]-[.E7]" office:value-type="float" office:value="0.053101">
            <text:p>0,0531</text:p>
          </table:table-cell>
          <table:table-cell table:style-name="ce2" table:formula="oooc:=[.E8]/[.E2]" office:value-type="float" office:value="6.99419973258507">
            <text:p>7,0</text:p>
          </table:table-cell>
          <table:table-cell/>
          <table:table-cell office:value-type="float" office:value="0.159149">
            <text:p>0,1591</text:p>
          </table:table-cell>
          <table:table-cell table:formula="oooc:=[.I8]-[.I7]" office:value-type="float" office:value="0.02655">
            <text:p>0,0266</text:p>
          </table:table-cell>
          <table:table-cell table:formula="oooc:=[.I8]/[.I3]" office:value-type="float" office:value="5.99431261770245">
            <text:p>6,0</text:p>
          </table:table-cell>
          <table:table-cell/>
          <table:table-cell office:value-type="string">
            <text:p>la media delle differenze è esattamente il doppio tra pendolo 2 e 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24347">
            <text:p>0,4243</text:p>
          </table:table-cell>
          <table:table-cell table:formula="oooc:=[.E9]-[.E8]" office:value-type="float" office:value="0.052948">
            <text:p>0,0529</text:p>
          </table:table-cell>
          <table:table-cell table:style-name="ce2" table:formula="oooc:=[.E9]/[.E2]" office:value-type="float" office:value="7.99131843091467">
            <text:p>8,0</text:p>
          </table:table-cell>
          <table:table-cell/>
          <table:table-cell office:value-type="float" office:value="0.185699">
            <text:p>0,1857</text:p>
          </table:table-cell>
          <table:table-cell table:formula="oooc:=[.I9]-[.I8]" office:value-type="float" office:value="0.02655">
            <text:p>0,0266</text:p>
          </table:table-cell>
          <table:table-cell table:formula="oooc:=[.I9]/[.I3]" office:value-type="float" office:value="6.99431261770245">
            <text:p>7,0</text:p>
          </table:table-cell>
          <table:table-cell table:number-columns-repeated="2"/>
          <table:table-cell office:value-type="string">
            <text:p>Pendolo2/3</text:p>
          </table:table-cell>
          <table:table-cell table:formula="oooc:=[.F14]/[.J25]" office:value-type="float" office:value="2">
            <text:p>2</text:p>
          </table:table-cell>
        </table:table-row>
        <table:table-row table:style-name="ro1">
          <table:table-cell table:number-columns-repeated="4"/>
          <table:table-cell office:value-type="float" office:value="0.477448">
            <text:p>0,4774</text:p>
          </table:table-cell>
          <table:table-cell table:formula="oooc:=[.E10]-[.E9]" office:value-type="float" office:value="0.053101">
            <text:p>0,0531</text:p>
          </table:table-cell>
          <table:table-cell table:style-name="ce2" table:formula="oooc:=[.E10]/[.E2]" office:value-type="float" office:value="8.99131843091467">
            <text:p>9,0</text:p>
          </table:table-cell>
          <table:table-cell/>
          <table:table-cell office:value-type="float" office:value="0.21225">
            <text:p>0,2123</text:p>
          </table:table-cell>
          <table:table-cell table:formula="oooc:=[.I10]-[.I9]" office:value-type="float" office:value="0.026551">
            <text:p>0,0266</text:p>
          </table:table-cell>
          <table:table-cell table:formula="oooc:=[.I10]/[.I3]" office:value-type="float" office:value="7.99435028248588">
            <text:p>8,0</text:p>
          </table:table-cell>
          <table:table-cell table:number-columns-repeated="2"/>
          <table:table-cell office:value-type="string">
            <text:p>Pedolo1/2</text:p>
          </table:table-cell>
          <table:table-cell table:formula="oooc:=[.B6]/[.F14]" office:value-type="float" office:value="4.001306492818">
            <text:p>4</text:p>
          </table:table-cell>
        </table:table-row>
        <table:table-row table:style-name="ro1">
          <table:table-cell table:number-columns-repeated="4"/>
          <table:table-cell office:value-type="float" office:value="0.530548">
            <text:p>0,5305</text:p>
          </table:table-cell>
          <table:table-cell table:formula="oooc:=[.E11]-[.E10]" office:value-type="float" office:value="0.0531">
            <text:p>0,0531</text:p>
          </table:table-cell>
          <table:table-cell table:style-name="ce2" table:formula="oooc:=[.E11]/[.E2]" office:value-type="float" office:value="9.99129959887761">
            <text:p>10,0</text:p>
          </table:table-cell>
          <table:table-cell/>
          <table:table-cell office:value-type="float" office:value="0.2388">
            <text:p>0,2388</text:p>
          </table:table-cell>
          <table:table-cell table:formula="oooc:=[.I11]-[.I10]" office:value-type="float" office:value="0.02655">
            <text:p>0,0266</text:p>
          </table:table-cell>
          <table:table-cell table:formula="oooc:=[.I11]/[.I3]" office:value-type="float" office:value="8.99435028248588">
            <text:p>9,0</text:p>
          </table:table-cell>
          <table:table-cell table:number-columns-repeated="2"/>
          <table:table-cell office:value-type="string">
            <text:p>Pendolo1/3</text:p>
          </table:table-cell>
          <table:table-cell table:formula="oooc:=[.B6]/[.J25]" office:value-type="float" office:value="8.00261298563601">
            <text:p>8</text:p>
          </table:table-cell>
        </table:table-row>
        <table:table-row table:style-name="ro1">
          <table:table-cell table:number-columns-repeated="4"/>
          <table:table-cell office:value-type="float" office:value="0.583496">
            <text:p>0,5835</text:p>
          </table:table-cell>
          <table:table-cell table:formula="oooc:=[.E12]-[.E11]" office:value-type="float" office:value="0.052948">
            <text:p>0,0529</text:p>
          </table:table-cell>
          <table:table-cell table:style-name="ce2" table:formula="oooc:=[.E12]/[.E2]" office:value-type="float" office:value="10.9884182972072">
            <text:p>11,0</text:p>
          </table:table-cell>
          <table:table-cell/>
          <table:table-cell office:value-type="float" office:value="0.265198">
            <text:p>0,2652</text:p>
          </table:table-cell>
          <table:table-cell table:formula="oooc:=[.I12]-[.I11]" office:value-type="float" office:value="0.026398">
            <text:p>0,0264</text:p>
          </table:table-cell>
          <table:table-cell table:formula="oooc:=[.I12]/[.I3]" office:value-type="float" office:value="9.9886252354049">
            <text:p>10,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36597">
            <text:p>0,6366</text:p>
          </table:table-cell>
          <table:table-cell table:formula="oooc:=[.E13]-[.E12]" office:value-type="float" office:value="0.053101">
            <text:p>0,0531</text:p>
          </table:table-cell>
          <table:table-cell table:style-name="ce2" table:formula="oooc:=[.E13]/[.E2]" office:value-type="float" office:value="11.9884182972072">
            <text:p>12,0</text:p>
          </table:table-cell>
          <table:table-cell/>
          <table:table-cell office:value-type="float" office:value="0.291748">
            <text:p>0,2917</text:p>
          </table:table-cell>
          <table:table-cell table:formula="oooc:=[.I13]-[.I12]" office:value-type="float" office:value="0.02655">
            <text:p>0,0266</text:p>
          </table:table-cell>
          <table:table-cell table:formula="oooc:=[.I13]/[.I3]" office:value-type="float" office:value="10.9886252354049">
            <text:p>11,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media -&gt;</text:p>
          </table:table-cell>
          <table:table-cell table:formula="oooc:=AVERAGE([.F3:.F13])" office:value-type="float" office:value="0.0530450909090909">
            <text:p>0,0530</text:p>
          </table:table-cell>
          <table:table-cell table:number-columns-repeated="2"/>
          <table:table-cell office:value-type="float" office:value="0.318298">
            <text:p>0,3183</text:p>
          </table:table-cell>
          <table:table-cell table:formula="oooc:=[.I14]-[.I13]" office:value-type="float" office:value="0.02655">
            <text:p>0,0266</text:p>
          </table:table-cell>
          <table:table-cell table:formula="oooc:=[.I14]/[.I3]" office:value-type="float" office:value="11.9886252354049">
            <text:p>12,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 office:value-type="string">
            <text:p>equidistanti</text:p>
          </table:table-cell>
          <table:table-cell table:style-name="Default" office:value-type="string">
            <text:p>multipli interi della frequenza iniziale</text:p>
          </table:table-cell>
          <table:table-cell/>
          <table:table-cell office:value-type="float" office:value="0.344885">
            <text:p>0,3449</text:p>
          </table:table-cell>
          <table:table-cell table:formula="oooc:=[.I15]-[.I14]" office:value-type="float" office:value="0.026587">
            <text:p>0,0266</text:p>
          </table:table-cell>
          <table:table-cell table:formula="oooc:=[.I15]/[.I3]" office:value-type="float" office:value="12.9900188323917">
            <text:p>13,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  <table:table-cell office:value-type="float" office:value="0.371399">
            <text:p>0,3714</text:p>
          </table:table-cell>
          <table:table-cell table:formula="oooc:=[.I16]-[.I15]" office:value-type="float" office:value="0.026514">
            <text:p>0,0265</text:p>
          </table:table-cell>
          <table:table-cell table:formula="oooc:=[.I16]/[.I3]" office:value-type="float" office:value="13.9886629001883">
            <text:p>14,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397949">
            <text:p>0,3979</text:p>
          </table:table-cell>
          <table:table-cell table:formula="oooc:=[.I17]-[.I16]" office:value-type="float" office:value="0.02655">
            <text:p>0,0266</text:p>
          </table:table-cell>
          <table:table-cell table:formula="oooc:=[.I17]/[.I3]" office:value-type="float" office:value="14.9886629001883">
            <text:p>15,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424347">
            <text:p>0,4243</text:p>
          </table:table-cell>
          <table:table-cell table:formula="oooc:=[.I18]-[.I17]" office:value-type="float" office:value="0.026398">
            <text:p>0,0264</text:p>
          </table:table-cell>
          <table:table-cell table:formula="oooc:=[.I18]/[.I3]" office:value-type="float" office:value="15.9829378531073">
            <text:p>16,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0.450897">
            <text:p>0,4509</text:p>
          </table:table-cell>
          <table:table-cell table:formula="oooc:=[.I19]-[.I18]" office:value-type="float" office:value="0.02655">
            <text:p>0,0266</text:p>
          </table:table-cell>
          <table:table-cell table:formula="oooc:=[.I19]/[.I3]" office:value-type="float" office:value="16.9829378531073">
            <text:p>17,0</text:p>
          </table:table-cell>
          <table:table-cell table:number-columns-repeated="4"/>
        </table:table-row>
        <table:table-row table:style-name="ro1">
          <table:table-cell office:value-type="string">
            <text:p>semplice</text:p>
          </table:table-cell>
          <table:table-cell table:style-name="Default" office:value-type="string">
            <text:p>differenze</text:p>
          </table:table-cell>
          <table:table-cell table:style-name="Default"/>
          <table:table-cell/>
          <table:table-cell office:value-type="string">
            <text:p>linearizzato</text:p>
          </table:table-cell>
          <table:table-cell table:number-columns-repeated="3"/>
          <table:table-cell office:value-type="float" office:value="0.477448">
            <text:p>0,4774</text:p>
          </table:table-cell>
          <table:table-cell table:formula="oooc:=[.I20]-[.I19]" office:value-type="float" office:value="0.026551">
            <text:p>0,0266</text:p>
          </table:table-cell>
          <table:table-cell table:formula="oooc:=[.I20]/[.I3]" office:value-type="float" office:value="17.9829755178908">
            <text:p>18,0</text:p>
          </table:table-cell>
          <table:table-cell table:number-columns-repeated="4"/>
        </table:table-row>
        <table:table-row table:style-name="ro1">
          <table:table-cell office:value-type="float" office:value="0.134888">
            <text:p>0,1349</text:p>
          </table:table-cell>
          <table:table-cell table:number-columns-repeated="3"/>
          <table:table-cell table:style-name="ce3" office:value-type="float" office:value="0.159149">
            <text:p>0,16</text:p>
          </table:table-cell>
          <table:table-cell table:number-columns-repeated="3"/>
          <table:table-cell office:value-type="float" office:value="0.503998">
            <text:p>0,5040</text:p>
          </table:table-cell>
          <table:table-cell table:formula="oooc:=[.I21]-[.I20]" office:value-type="float" office:value="0.02655">
            <text:p>0,0266</text:p>
          </table:table-cell>
          <table:table-cell table:formula="oooc:=[.I21]/[.I3]" office:value-type="float" office:value="18.9829755178908">
            <text:p>19,0</text:p>
          </table:table-cell>
          <table:table-cell table:number-columns-repeated="4"/>
        </table:table-row>
        <table:table-row table:style-name="ro1">
          <table:table-cell office:value-type="float" office:value="0.40451">
            <text:p>0,4045</text:p>
          </table:table-cell>
          <table:table-cell table:formula="oooc:=[.A22]-[.A21]" office:value-type="float" office:value="0.269622">
            <text:p>0,2696</text:p>
          </table:table-cell>
          <table:table-cell table:number-columns-repeated="6"/>
          <table:table-cell office:value-type="float" office:value="0.530548">
            <text:p>0,5305</text:p>
          </table:table-cell>
          <table:table-cell table:formula="oooc:=[.I22]-[.I21]" office:value-type="float" office:value="0.0265500000000001">
            <text:p>0,0266</text:p>
          </table:table-cell>
          <table:table-cell table:formula="oooc:=[.I22]/[.I3]" office:value-type="float" office:value="19.9829755178908">
            <text:p>20,0</text:p>
          </table:table-cell>
          <table:table-cell table:number-columns-repeated="4"/>
        </table:table-row>
        <table:table-row table:style-name="ro1">
          <table:table-cell office:value-type="float" office:value="0.674133">
            <text:p>0,6741</text:p>
          </table:table-cell>
          <table:table-cell table:formula="oooc:=[.A23]-[.A22]" office:value-type="float" office:value="0.269623">
            <text:p>0,2696</text:p>
          </table:table-cell>
          <table:table-cell table:number-columns-repeated="6"/>
          <table:table-cell office:value-type="float" office:value="0.557098">
            <text:p>0,5571</text:p>
          </table:table-cell>
          <table:table-cell table:formula="oooc:=[.I23]-[.I22]" office:value-type="float" office:value="0.02655">
            <text:p>0,0266</text:p>
          </table:table-cell>
          <table:table-cell table:formula="oooc:=[.I23]/[.I3]" office:value-type="float" office:value="20.9829755178908">
            <text:p>21,0</text:p>
          </table:table-cell>
          <table:table-cell table:number-columns-repeated="4"/>
        </table:table-row>
        <table:table-row table:style-name="ro1">
          <table:table-cell office:value-type="string">
            <text:p>Media →</text:p>
          </table:table-cell>
          <table:table-cell table:formula="oooc:=AVERAGE([.B22:.B23])" office:value-type="float" office:value="0.2696225">
            <text:p>0,2696</text:p>
          </table:table-cell>
          <table:table-cell table:number-columns-repeated="6"/>
          <table:table-cell office:value-type="float" office:value="0.583496">
            <text:p>0,5835</text:p>
          </table:table-cell>
          <table:table-cell table:formula="oooc:=[.I24]-[.I23]" office:value-type="float" office:value="0.026398">
            <text:p>0,0264</text:p>
          </table:table-cell>
          <table:table-cell table:formula="oooc:=[.I24]/[.I3]" office:value-type="float" office:value="21.9772504708098">
            <text:p>22,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media -&gt;</text:p>
          </table:table-cell>
          <table:table-cell table:formula="oooc:=AVERAGE([.J3:.J24])" office:value-type="float" office:value="0.0265225454545455">
            <text:p>0,026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9"/>
          <table:table-cell table:style-name="Default" office:value-type="string">
            <text:p>equidistanti</text:p>
          </table:table-cell>
          <table:table-cell table:style-name="Default" office:value-type="string">
            <text:p>multipli interi della frequenza inizial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4" number:min-integer-digits="1"/>
    </number:number-style>
    <number:number-style style:name="N106">
      <number:number number:decimal-places="5" number:min-integer-digits="1"/>
    </number:number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3/01/2010</text:date>, <text:time>19.28.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ninus</meta:initial-creator>
    <meta:creation-date>2010-01-02T17:41:56</meta:creation-date>
    <dc:creator>toninus</dc:creator>
    <dc:date>2010-01-03T19:28:00</dc:date>
    <meta:editing-cycles>12</meta:editing-cycles>
    <meta:editing-duration>PT5H1M32S</meta:editing-duration>
    <meta:user-defined meta:name="qrichtext">1</meta:user-defined>
    <meta:user-defined meta:name="Info 2"/>
    <meta:user-defined meta:name="Info 3"/>
    <meta:user-defined meta:name="Info 4"/>
    <meta:document-statistic meta:table-count="3" meta:cell-count="146"/>
  </office:meta>
</office:document-meta>
</file>